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74mm"/>
    </style:style>
    <style:style style:name="co3" style:family="table-column">
      <style:table-column-properties fo:break-before="auto" style:column-width="26.93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Account details</text:p>
          </table:table-cell>
        </table:table-row>
        <table:table-row table:style-name="ro1">
          <table:table-cell office:value-type="date" office:date-value="2019-07-12" calcext:value-type="date">
            <text:p>19-07-12</text:p>
          </table:table-cell>
          <table:table-cell office:value-type="string" calcext:value-type="string">
            <text:p>Deposit into TD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  <table:table-cell/>
        </table:table-row>
        <table:table-row table:style-name="ro2">
          <table:table-cell office:value-type="date" office:date-value="2019-07-25" calcext:value-type="date">
            <text:p>19-07-25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  <table:table-cell table:style-name="ce5" office:value-type="string" calcext:value-type="string">
            <text:p>04832-49-54513</text:p>
          </table:table-cell>
        </table:table-row>
        <table:table-row table:style-name="ro1">
          <table:table-cell office:value-type="date" office:date-value="2019-09-27" calcext:value-type="date">
            <text:p>19-09-27</text:p>
          </table:table-cell>
          <table:table-cell office:value-type="string" calcext:value-type="string">
            <text:p>Cancelling TD business accoun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equity</text:p>
          </table:table-cell>
          <table:table-cell office:value-type="float" office:value="-91.36" calcext:value-type="float">
            <text:p>-91.3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  <table:table-cell/>
        </table:table-row>
        <table:table-row table:style-name="ro2">
          <table:table-cell table:style-name="ce3" office:value-type="date" office:date-value="2019-11-06" calcext:value-type="date">
            <text:p>2019-11-06</text:p>
          </table:table-cell>
          <table:table-cell office:value-type="string" calcext:value-type="string">
            <text:p>Cancelling CIBC business accoun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  <table:table-cell table:style-name="ce5" office:value-type="string" calcext:value-type="string">
            <text:p>04832-49-54513</text:p>
          </table:table-cell>
        </table:table-row>
        <table:table-row table:style-name="ro1">
          <table:table-cell table:style-name="ce4" office:value-type="date" office:date-value="2019-11-06" calcext:value-type="date">
            <text:p>2019-11-06</text:p>
          </table:table-cell>
          <table:table-cell office:value-type="string" calcext:value-type="string">
            <text:p>dissolving convex horizon holdings</text:p>
          </table:table-cell>
          <table:table-cell office:value-type="string" calcext:value-type="string">
            <text:p>Dissolu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-</number:text>
      <number:month/>
      <number:text>-</number:text>
      <number:day/>
    </number:date-style>
    <number:percentage-style style:name="N114">
      <number:number number:decimal-places="1" loext:min-decimal-places="1" number:min-integer-digits="1"/>
      <number:text>%</number:text>
    </number:percentage-style>
    <number:date-style style:name="N115"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00-00-00</text:date>, <text:time style:data-style-name="N2" text:time-value="06:45:01.358499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4:08:29.750601537</meta:creation-date>
    <meta:generator>LibreOffice/6.0.7.3$Linux_X86_64 LibreOffice_project/00m0$Build-3</meta:generator>
    <dc:date>2019-11-09T06:48:59.361875118</dc:date>
    <meta:editing-duration>PT12M55S</meta:editing-duration>
    <meta:editing-cycles>8</meta:editing-cycles>
    <meta:document-statistic meta:table-count="1" meta:cell-count="41" meta:object-count="0"/>
  </office:meta>
</office:document-meta>
</file>